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ext:p text:style-name="P1"/>
      <text:p text:style-name="P1"/>
      <text:p text:style-name="P1"><text:span text:style-name="T1">La grille d’évaluation du projet </text:span></text:p>
      <text:p text:style-name="P1"/>
      <text:p text:style-name="P1"/>
      <text:p text:style-name="P1">pour l'évaluation finale et les notes blanches ne sont qu'un aperçu de votre travail à un instant t.</text:p>
      <text:p text:style-name="P1">Critères d’évaluation pour chaque note :</text:p>
      <text:p text:style-name="P1">(Note : le barème n’est pas définitif et très susceptible d’évoluer ; il n’est donné qu’à titre indicatif)</text:p>
      <text:p text:style-name="P1">Objets 2 : Conception et Programmation Orientées Objets (java, C#, .NET)</text:p>
      <text:p text:style-name="P1"/>
      <text:p text:style-name="P1">Documents : <text:s/>20</text:p>
      <text:p text:style-name="P1">diagramme de paquetage [sur 2 points]</text:p>
      <text:p text:style-name="P1">diagramme de classes [sur 8 points]</text:p>
      <text:p text:style-name="P1">diagramme de séquence (sur quelques cas particuliers) [sur 2 points] <text:s text:c="10"/>dérouler scénario</text:p>
      <text:p text:style-name="P1">description écrite de l’architecture (dont patrons de conception, dépendances...) [sur 8 points] <text:s text:c="3"/>commenter ce que Jhipster a généré</text:p>
      <text:p text:style-name="P1">Note : chaque diagramme doit être accompagné de notes et d’une description écrite.</text:p>
      <text:p text:style-name="P1"/>
      <text:p text:style-name="P1">Programmation : 40</text:p>
      <text:p text:style-name="P1">bases (classes, structures, instances, ...) [sur 2 points]</text:p>
      <text:p text:style-name="P1">abstraction (héritage, interfaces, polymorphisme) [sur <text:s/>4 points]</text:p>
      <text:p text:style-name="P1">collections simples (tableaux, listes, set,..) [sur 2 points]</text:p>
      <text:p text:style-name="P1">collections avancées (dictionnaires) [sur 2 points]</text:p>
      <text:p text:style-name="P1">encapsulation [sur 5 points]</text:p>
      <text:p text:style-name="P1">tests (fonctionnels et/ou unitaires) [sur 5 points]</text:p>
      <text:p text:style-name="P1">ecriture des tests, JUNIT, ou équivalent, puis programmation dirigée par les tests [5]</text:p>
      <text:p text:style-name="P1">Utilisation de JPA [5]</text:p>
      <text:p text:style-name="P1">Utilisation de Spring <text:s/>[5]</text:p>
      <text:p text:style-name="P1">Utilisation d’Angular [5]</text:p>
      <text:p text:style-name="P1"/>
      <text:p text:style-name="P1"/>
      <text:p text:style-name="P1">évènements (cf. module IHM) [sur 1 point]</text:p>
      <text:p text:style-name="P1">IHM : Interface Homme-Machine</text:p>
      <text:p text:style-name="P1"/>
      <text:p text:style-name="P1">Documents : 20</text:p>
      <text:p text:style-name="P1">description du contexte [sur 4 points]</text:p>
      <text:p text:style-name="P1"/>
      <text:p text:style-name="P1">sketchs [sur 4 points] <text:s text:c="3"/>interfaces les unes à la suite des autres avec transitions</text:p>
      <text:p text:style-name="P1">storyboards [sur 4 points]</text:p>
      <text:p text:style-name="P1">diagramme de cas d’utilisation [sur 5 points] <text:s/>détail d’un storyboard</text:p>
      <text:p text:style-name="P1">considérations ergonomiques [sur 2 points]</text:p>
      <text:p text:style-name="P1">prise en compte de l’accessibilité [sur 1 point]</text:p>
      <text:p text:style-name="P1">Programmation : 20</text:p>
      <text:p text:style-name="P1">Angular, JavaScript, etc.</text:p>
      <text:p text:style-name="P1">répartition dans l’espace (layout des vues et usercontrols) [sur 2 points]</text:p>
      <text:p text:style-name="P1">utilisation des controls (vues et usercontrols) [sur 1 point]</text:p>
      <text:p text:style-name="P1">ressources, styles [sur 2 points]</text:p>
      <text:p text:style-name="P1">DataTemplate (locaux et globaux) [sur 3,5 points]</text:p>
      <text:p text:style-name="P1">boucle Model &lt;-&gt; View</text:p>
      <text:p text:style-name="P1">gestion d’évènements sur la vue [sur 2 points]</text:p>
      <text:p text:style-name="P1">gestion d’évènements depuis le métier (notifications) [sur 2 points]</text:p>
      <text:p text:style-name="P1">DataBinding (sur le Master) [sur 2 points]</text:p>
      <text:p text:style-name="P1">DataBinding (sur le Detail) [sur 2 points]</text:p>
      <text:p text:style-name="P1">DataBinding sur les UserControl + Dependency Property [sur 3,5 points]</text:p>
      <text:p text:style-name="P1"/>
      <text:p text:style-name="P1"/>
      <text:p text:style-name="P1"/>
      <text:p text:style-name="P1">Conduite de Projet </text:p>
      <text:p text:style-name="P1"/>
      <text:p text:style-name="P1">Documents : 25</text:p>
      <text:p text:style-name="P1">diagramme de paquetage mettant en avant la partie persistance [sur 2 points]</text:p>
      <text:p text:style-name="P1">Visible dans la diagramme de paquetage.</text:p>
      <text:p text:style-name="P1"/>
      <text:p text:style-name="P1">diagramme de classes mettant en avant la partie persistance [sur 2 points]</text:p>
      <text:p text:style-name="P1"/>
      <text:p text:style-name="P1">diagramme de classes sur votre (vos) partie(s) ajoutée(s) [sur 2 points]</text:p>
      <text:p text:style-name="P1"/>
      <text:p text:style-name="P1">vidéo de 1 à 3 minute(s) du projet [sur 10 points]</text:p>
      <text:p text:style-name="P1"/>
      <text:p text:style-name="P1">Répartition des tâches du projet et autoévaluation <text:s/>[9]</text:p>
      <text:p text:style-name="P1"/>
      <text:p text:style-name="P1">Programmation : 25</text:p>
      <text:p text:style-name="P1"/>
      <text:p text:style-name="P1">persistance (XML, JSON, BDD, WebService...) [sur 3 points]</text:p>
      <text:p text:style-name="P1"/>
      <text:p text:style-name="P1"/>
      <text:p text:style-name="P1">autre ajout personnel [sur 3 points]</text:p>
      <text:p text:style-name="P1"/>
      <text:p text:style-name="P1">documentation du code [sur 2 points] (javadoc à générer)</text:p>
      <text:p text:style-name="P1"/>
      <text:p text:style-name="P1">utilisation du repository subversion ou git [sur 2 points]</text:p>
      <text:p text:style-name="P1"/>
      <text:p text:style-name="P1">Utilisation de Taiga pour la répartition des tâches et la mise à jours des sprint [5]</text:p>
      <text:p text:style-name="P1"/>
      <text:p text:style-name="P1">fonctionnement de l’application</text:p>
      <text:p text:style-name="P1"/>
      <text:p text:style-name="P1">compilation [sur 3 points]</text:p>
      <text:p text:style-name="P1"/>
      <text:p text:style-name="P1">exécution [sur 5 points]</text:p>
      <text:p text:style-name="P1"/>
      <text:p text:style-name="P1">déploiement [sur 2 points] (docker comme touche personnelle)</text:p>
      <text:p text:style-name="P1"/>
      <text:p text:style-name="P1"/>
      <text:p text:style-name="P1"/>
      <text:p text:style-name="P1">Planning </text:p>
      <text:p text:style-name="P1"/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Groupes</text:span></text:p>
          </table:table-cell>
          <table:table-cell table:style-name="TableCell1">
            <text:p text:style-name="P1"><text:span text:style-name="T1">8-9 juin</text:span></text:p>
          </table:table-cell>
          <table:table-cell table:style-name="TableCell1">
            <text:p text:style-name="P1"><text:span text:style-name="T1">15-16 juin</text:span></text:p>
          </table:table-cell>
          <table:table-cell table:style-name="TableCell1">
            <text:p text:style-name="P1"><text:span text:style-name="T1">22-23 juin</text:span></text:p>
          </table:table-cell>
        </table:table-row>
        <table:table-row>
          <table:table-cell table:style-name="TableCell1">
            <text:p text:style-name="P1">Gaitan, <text:s/>David, Ahmed</text:p>
          </table:table-cell>
          <table:table-cell table:style-name="TableCell1">
            <text:p text:style-name="P1">8</text:p>
          </table:table-cell>
          <table:table-cell table:style-name="TableCell1">
            <text:p text:style-name="P1">16</text:p>
          </table:table-cell>
          <table:table-cell table:style-name="TableCell1">
            <text:p text:style-name="P1">22</text:p>
          </table:table-cell>
        </table:table-row>
        <table:table-row>
          <table:table-cell table:style-name="TableCell1">
            <text:p text:style-name="P1">Benoît, Hugo, Julien</text:p>
          </table:table-cell>
          <table:table-cell table:style-name="TableCell1">
            <text:p text:style-name="P1">8</text:p>
          </table:table-cell>
          <table:table-cell table:style-name="TableCell1">
            <text:p text:style-name="P1">16</text:p>
          </table:table-cell>
          <table:table-cell table:style-name="TableCell1">
            <text:p text:style-name="P1">23</text:p>
          </table:table-cell>
        </table:table-row>
        <table:table-row>
          <table:table-cell table:style-name="TableCell1">
            <text:p text:style-name="P1">Romain, Thomas, Fabien</text:p>
          </table:table-cell>
          <table:table-cell table:style-name="TableCell1">
            <text:p text:style-name="P1">8</text:p>
          </table:table-cell>
          <table:table-cell table:style-name="TableCell1">
            <text:p text:style-name="P1">16</text:p>
          </table:table-cell>
          <table:table-cell table:style-name="TableCell1">
            <text:p text:style-name="P1">23</text:p>
          </table:table-cell>
        </table:table-row>
        <table:table-row>
          <table:table-cell table:style-name="TableCell1">
            <text:p text:style-name="P1">Alan, Bastien, Mathieu</text:p>
          </table:table-cell>
          <table:table-cell table:style-name="TableCell1">
            <text:p text:style-name="P1">8</text:p>
          </table:table-cell>
          <table:table-cell table:style-name="TableCell1">
            <text:p text:style-name="P1">16</text:p>
          </table:table-cell>
          <table:table-cell table:style-name="TableCell1">
            <text:p text:style-name="P1">22</text:p>
          </table:table-cell>
        </table:table-row>
        <table:table-row>
          <table:table-cell table:style-name="TableCell1">
            <text:p text:style-name="P1">Thomas, Nicolas</text:p>
          </table:table-cell>
          <table:table-cell table:style-name="TableCell1">
            <text:p text:style-name="P1">9</text:p>
          </table:table-cell>
          <table:table-cell table:style-name="TableCell1">
            <text:p text:style-name="P1">16</text:p>
          </table:table-cell>
          <table:table-cell table:style-name="TableCell1">
            <text:p text:style-name="P1">22</text:p>
          </table:table-cell>
        </table:table-row>
        <table:table-row>
          <table:table-cell table:style-name="TableCell1">
            <text:p text:style-name="P1">Zineb, Quentin, Pauline</text:p>
          </table:table-cell>
          <table:table-cell table:style-name="TableCell1">
            <text:p text:style-name="P1">9</text:p>
          </table:table-cell>
          <table:table-cell table:style-name="TableCell1">
            <text:p text:style-name="P1">15</text:p>
          </table:table-cell>
          <table:table-cell table:style-name="TableCell1">
            <text:p text:style-name="P1">23</text:p>
          </table:table-cell>
        </table:table-row>
        <table:table-row>
          <table:table-cell table:style-name="TableCell1">
            <text:p text:style-name="P1">Denis, </text:p>
          </table:table-cell>
          <table:table-cell table:style-name="TableCell1">
            <text:p text:style-name="P1">9</text:p>
          </table:table-cell>
          <table:table-cell table:style-name="TableCell1">
            <text:p text:style-name="P1">15</text:p>
          </table:table-cell>
          <table:table-cell table:style-name="TableCell1">
            <text:p text:style-name="P1">23</text:p>
          </table:table-cell>
        </table:table-row>
        <table:table-row>
          <table:table-cell table:style-name="TableCell1">
            <text:p text:style-name="P1">Robin, Minghao, Kévin</text:p>
          </table:table-cell>
          <table:table-cell table:style-name="TableCell1">
            <text:p text:style-name="P1">9</text:p>
          </table:table-cell>
          <table:table-cell table:style-name="TableCell1">
            <text:p text:style-name="P1">15</text:p>
          </table:table-cell>
          <table:table-cell table:style-name="TableCell1">
            <text:p text:style-name="P1">22</text:p>
          </table:table-cell>
        </table:table-row>
        <table:table-row>
          <table:table-cell table:style-name="TableCell1">
            <text:p text:style-name="P1">Mouhsin, Salam, Yanis</text:p>
          </table:table-cell>
          <table:table-cell table:style-name="TableCell1">
            <text:p text:style-name="P1">9</text:p>
          </table:table-cell>
          <table:table-cell table:style-name="TableCell1">
            <text:p text:style-name="P1">15</text:p>
          </table:table-cell>
          <table:table-cell table:style-name="TableCell1">
            <text:p text:style-name="P1">23</text:p>
          </table:table-cell>
        </table:table-row>
      </table:table>
      <text:p text:style-name="P1"/>
      <text:p text:style-name="P1">La soutenance publique Finale le 30 ju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